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ackground-color="#94bd5e">
        <style:background-image/>
      </style:paragraph-properties>
    </style:style>
    <style:style style:name="P2" style:family="paragraph" style:parent-style-name="Standard">
      <style:paragraph-properties fo:background-color="#9999ff">
        <style:background-image/>
      </style:paragraph-properties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 style:list-style-name="L1"/>
    <style:style style:name="P5" style:family="paragraph" style:parent-style-name="Standard" style:list-style-name="L3"/>
    <style:style style:name="P6" style:family="paragraph">
      <style:paragraph-properties fo:margin-left="0in" fo:margin-right="0in" fo:margin-top="0in" fo:margin-bottom="0in" fo:line-height="100%" fo:text-align="start" fo:text-indent="0in"/>
    </style:style>
    <style:style style:name="P7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fo:color="#cc6633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fo:color="#0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fo:color="#ff000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end" fo:text-indent="0in"/>
      <style:text-properties fo:color="#ff0000" style:text-outline="false" style:text-line-through-style="none" style:font-name="Liberation Sans1" fo:font-size="12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fo:color="#80000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align="end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center" fo:text-indent="0in"/>
      <style:text-properties fo:color="#8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cc6633"/>
    </style:style>
    <style:style style:name="T3" style:family="text">
      <style:text-properties fo:color="#cc6633" fo:background-color="transparent"/>
    </style:style>
    <style:style style:name="T4" style:family="text">
      <style:text-properties style:use-window-font-color="true"/>
    </style:style>
    <style:style style:name="T5" style:family="text">
      <style:text-properties fo:color="#800000"/>
    </style:style>
    <style:style style:name="T6" style:family="text">
      <style:text-properties fo:background-color="transparent"/>
    </style:style>
    <style:style style:name="T7" style:family="text"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c6633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8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800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8000" draw:fill-hatch-name="green_20_45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80" draw:fill-gradient-name="GLK_20_with_20_Flat_20_files" draw:fill-hatch-name="Hatch_20_1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80" draw:marker-start="" draw:marker-start-width="0.1181in" draw:marker-start-center="false" draw:marker-end="Arrow" draw:marker-end-width="0.059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800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6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8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7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8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solid" svg:stroke-width="0in" svg:stroke-color="#008000" draw:marker-start="" draw:marker-start-width="0.1181in" draw:marker-start-center="false" draw:marker-end="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hatch-name="Hatch_20_18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2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hatch-name="Hatch_20_19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validation_q</text:h>
            <text:p text:style-name="Standard">See also: 'monthly' directory.</text:p>
          </table:table-cell>
        </table:table-row>
        <table:table-row>
          <table:table-cell table:style-name="Table1.A2" office:value-type="string">
            <text:h text:style-name="Heading_20_3" text:outline-level="3"><draw:g text:anchor-type="paragraph" draw:z-index="0" draw:style-name="gr1"><draw:rect draw:style-name="gr2" draw:text-style-name="P7" svg:width="1.135in" svg:height="0.1579in" svg:x="2.6331in" svg:y="0.3701in"><text:p text:style-name="P6"><text:span text:style-name="T7">ctm_reference</text:span></text:p></draw:rect><draw:rect draw:style-name="gr3" draw:text-style-name="P9" draw:id="id3" svg:width="1.135in" svg:height="0.1571in" svg:x="2.6331in" svg:y="0.528in"><text:p text:style-name="P8"><text:span text:style-name="T8">ctm_reference_id</text:span></text:p></draw:rect><draw:rect draw:style-name="gr3" draw:text-style-name="P9" draw:id="id2" svg:width="1.135in" svg:height="0.1579in" svg:x="2.6331in" svg:y="0.6846in"><text:p text:style-name="P8"><text:span text:style-name="T8">value</text:span></text:p></draw:rect><draw:connector draw:style-name="gr4" draw:text-style-name="P10" svg:x1="2.4602in" svg:y1="0.7638in" svg:x2="2.6335in" svg:y2="0.7634in" draw:start-shape="id1" draw:start-glue-point="1" draw:end-shape="id2" draw:end-glue-point="3" svg:d="m6249 1940h221v-1h219"><text:p/></draw:connector><draw:rect draw:style-name="gr2" draw:text-style-name="P11" svg:width="1.576in" svg:height="0.1579in" svg:x="4.061in" svg:y="0.3701in"><text:p text:style-name="P6"><text:span text:style-name="T9">ctm_reference_history</text:span></text:p></draw:rect><draw:rect draw:style-name="gr3" draw:text-style-name="P9" draw:id="id4" svg:width="1.576in" svg:height="0.1571in" svg:x="4.061in" svg:y="0.528in"><text:p text:style-name="P8"><text:span text:style-name="T8">ctm_reference_id</text:span></text:p></draw:rect><draw:rect draw:style-name="gr5" draw:text-style-name="P12" draw:id="id8" svg:width="1.576in" svg:height="0.1579in" svg:x="4.061in" svg:y="0.6846in"><text:p text:style-name="P8"><text:span text:style-name="T10">ctm_reference_status_id</text:span></text:p></draw:rect><draw:rect draw:style-name="gr6" draw:text-style-name="P13" draw:id="id10" svg:width="1.576in" svg:height="0.1594in" svg:x="4.061in" svg:y="0.8425in"><text:p text:style-name="P8"><text:span text:style-name="T11">date_in</text:span></text:p></draw:rect><draw:rect draw:style-name="gr7" draw:text-style-name="P9" draw:id="id5" svg:width="0.7189in" svg:height="0.1587in" svg:x="1.7417in" svg:y="0.8429in"><text:p text:style-name="P8"><text:span text:style-name="T8">ref_id</text:span></text:p></draw:rect><draw:rect draw:style-name="gr2" draw:text-style-name="P11" svg:width="0.7189in" svg:height="0.1587in" svg:x="1.7417in" svg:y="0.528in"><text:p text:style-name="P6"><text:span text:style-name="T9">Extent</text:span></text:p></draw:rect><draw:rect draw:style-name="gr3" draw:text-style-name="P9" draw:id="id1" svg:width="0.7189in" svg:height="0.1587in" svg:x="1.7417in" svg:y="0.6846in"><text:p text:style-name="P8"><text:span text:style-name="T8">Extent_id</text:span></text:p></draw:rect><draw:connector draw:style-name="gr4" draw:text-style-name="P10" svg:x1="3.7681in" svg:y1="0.6063in" svg:x2="4.061in" svg:y2="0.6063in" draw:start-shape="id3" draw:start-glue-point="1" draw:end-shape="id4" draw:end-glue-point="3" svg:d="m9571 1540h744"><text:p/></draw:connector><draw:rect draw:style-name="gr8" draw:text-style-name="P14" draw:id="id6" svg:width="0.9862in" svg:height="0.1571in" svg:x="1.6075in" svg:y="1.6972in"><text:p>&lt;BAC ID&gt;</text:p></draw:rect><draw:rect draw:style-name="gr9" draw:text-style-name="P15" svg:width="0.5906in" svg:height="0.1571in" svg:x="1.0138in" svg:y="1.6728in"><text:p><text:span text:style-name="T12">Output:</text:span></text:p></draw:rect><draw:connector draw:style-name="gr10" draw:text-style-name="P16" svg:x1="2.1004in" svg:y1="1.0016in" svg:x2="2.1004in" svg:y2="1.6972in" draw:start-shape="id5" draw:start-glue-point="2" draw:end-shape="id6" draw:end-glue-point="0" svg:d="m5335 2544v1767"><text:p/></draw:connector><draw:connector draw:style-name="gr11" draw:text-style-name="P10" svg:x1="5.5638in" svg:y1="0.0783in" svg:x2="5.6366in" svg:y2="0.7634in" draw:start-shape="id7" draw:start-glue-point="1" draw:end-shape="id8" draw:end-glue-point="1" svg:d="m14132 199h686v1740h-501"><text:p/></draw:connector><draw:rect draw:style-name="gr9" draw:text-style-name="P15" svg:width="0.5906in" svg:height="0.1579in" svg:x="1.0138in" svg:y="0in"><text:p><text:span text:style-name="T12">Input:</text:span></text:p></draw:rect><draw:rect draw:style-name="gr12" draw:text-style-name="P14" draw:id="id7" svg:width="0.7898in" svg:height="0.1579in" svg:x="4.774in" svg:y="0in"><text:p>&lt;Status&gt;</text:p></draw:rect><draw:rect draw:style-name="gr12" draw:text-style-name="P14" draw:id="id9" svg:width="1.2823in" svg:height="0.1579in" svg:x="3.2299in" svg:y="0in"><text:p>&lt;date range&gt;</text:p></draw:rect><draw:connector draw:style-name="gr11" draw:text-style-name="P10" svg:x1="3.8709in" svg:y1="0.1575in" svg:x2="4.061in" svg:y2="0.9217in" draw:start-shape="id9" draw:start-glue-point="2" draw:end-shape="id10" draw:end-glue-point="3" svg:d="m9832 400v895h-18v1046h501"><text:p/></draw:connector></draw:g></text:h>
          </table:table-cell>
        </table:table-row>
        <table:table-row>
          <table:table-cell table:style-name="Table1.A2" office:value-type="string">
            <text:p text:style-name="Standard"><text:span text:style-name="Teletype">select </text:span></text:p>
            <text:p text:style-name="P2"><text:span text:style-name="Teletype"><text:s text:c="2"/>distinct e.ref_id </text:span></text:p>
            <text:p text:style-name="Standard"><text:span text:style-name="Teletype">from </text:span></text:p>
            <text:p text:style-name="Standard"><text:span text:style-name="Teletype"><text:s text:c="2"/>Extent e, </text:span></text:p>
            <text:p text:style-name="Standard"><text:span text:style-name="Teletype"><text:s text:c="2"/>ctm_reference cr, </text:span></text:p>
            <text:p text:style-name="Standard"><text:span text:style-name="Teletype"><text:s text:c="2"/>ctm_reference_history h </text:span></text:p>
            <text:p text:style-name="Standard"><text:span text:style-name="Teletype">where </text:span></text:p>
            <text:p text:style-name="Standard"><text:span text:style-name="Teletype"><text:s text:c="2"/>convert(numeric,cr.value)=e.Extent_id and </text:span></text:p>
            <text:p text:style-name="Standard"><text:span text:style-name="Teletype"><text:s text:c="2"/>cr.ctm_reference_id=h.ctm_reference_id and </text:span></text:p>
            <text:p text:style-name="P1"><text:span text:style-name="Teletype"><text:s text:c="2"/></text:span><text:span text:style-name="Teletype"><text:span text:style-name="T2">h.ctm_reference_status_id</text:span></text:span><text:span text:style-name="Teletype"><text:span text:style-name="T4">=66</text:span></text:span><text:span text:style-name="Teletype"> and </text:span></text:p>
            <text:p text:style-name="P1"><text:span text:style-name="Teletype"><text:s text:c="2"/>h.date_in &gt; "Aug 31 2009" and </text:span></text:p>
            <text:p text:style-name="P1"><text:span text:style-name="Teletype"><text:s text:c="2"/>h.date_in &lt; "Oct 01 2009" </text:span></text:p>
          </table:table-cell>
        </table:table-row>
        <table:table-row>
          <table:table-cell table:style-name="Table1.A2" office:value-type="string">
            <text:p text:style-name="P3">Notes </text:p>
            <text:list xml:id="list2072698515" text:style-name="L1">
              <text:list-item>
                <text:p text:style-name="P4"><text:span text:style-name="T6">The ctm_reference_status associated with </text:span><text:span text:style-name="T3">'ctm_reference_status_id'</text:span><text:span text:style-name="T6"> varies by database. The query should really include a join to the ctm_reference_status table and select using <text:s/>ctm_reference_status.name .</text:span></text:p>
              </text:list-item>
            </text:list>
          </table:table-cell>
        </table:table-row>
      </table:table>
      <text:h text:style-name="Heading_20_3" text:outline-level="3"/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validation_q2</text:h>
            <text:p text:style-name="Text_20_body">See also: submission_q</text:p>
          </table:table-cell>
        </table:table-row>
        <table:table-row>
          <table:table-cell table:style-name="Table2.A2" office:value-type="string">
            <text:p text:style-name="Standard"><draw:g text:anchor-type="paragraph" draw:z-index="2" draw:style-name="gr1"><draw:rect draw:style-name="gr13" draw:text-style-name="P9" svg:width="0.6114in" svg:height="0.1587in" svg:x="0.0555in" svg:y="1.0043in"><text:p text:style-name="P8"><text:span text:style-name="T8">ref_id</text:span></text:p></draw:rect><draw:rect draw:style-name="gr2" draw:text-style-name="P11" svg:width="1.5752in" svg:height="0.1579in" svg:x="5.2173in" svg:y="0.5319in"><text:p text:style-name="P6"><text:span text:style-name="T9">ctm_reference_status</text:span></text:p></draw:rect><draw:rect draw:style-name="gr5" draw:text-style-name="P9" draw:id="id33" svg:width="1.5752in" svg:height="0.1587in" svg:x="5.2173in" svg:y="0.8465in"><text:p text:style-name="P8"><text:span text:style-name="T8">name</text:span></text:p></draw:rect><draw:rect draw:style-name="gr3" draw:text-style-name="P9" draw:id="id28" svg:width="1.5752in" svg:height="0.1579in" svg:x="5.2173in" svg:y="0.689in"><text:p text:style-name="P8"><text:span text:style-name="T8">ctm_reference_status_id</text:span></text:p></draw:rect><draw:rect draw:style-name="gr2" draw:text-style-name="P11" svg:width="1.0713in" svg:height="0.1579in" svg:x="1.9047in" svg:y="0.3744in"><text:p text:style-name="P6"><text:span text:style-name="T9">ctm_reference</text:span></text:p></draw:rect><draw:rect draw:style-name="gr3" draw:text-style-name="P9" draw:id="id25" svg:width="1.0713in" svg:height="0.1579in" svg:x="1.9047in" svg:y="0.5319in"><text:p text:style-name="P8"><text:span text:style-name="T8">ctm_reference_id</text:span></text:p></draw:rect><draw:rect draw:style-name="gr3" draw:text-style-name="P9" draw:id="id22" svg:width="1.0713in" svg:height="0.1579in" svg:x="1.9047in" svg:y="0.689in"><text:p text:style-name="P8"><text:span text:style-name="T8">value</text:span></text:p></draw:rect><draw:rect draw:style-name="gr2" draw:text-style-name="P11" svg:width="0.628in" svg:height="0.1579in" svg:x="0.9854in" svg:y="0.5319in"><text:p text:style-name="P6"><text:span text:style-name="T9">Extent</text:span></text:p></draw:rect><draw:rect draw:style-name="gr3" draw:text-style-name="P9" draw:id="id21" svg:width="0.628in" svg:height="0.1579in" svg:x="0.9854in" svg:y="0.689in"><text:p text:style-name="P8"><text:span text:style-name="T8">Extent_id</text:span></text:p></draw:rect><draw:rect draw:style-name="gr14" draw:text-style-name="P9" draw:id="id36" svg:width="0.628in" svg:height="0.1587in" svg:x="0.9854in" svg:y="1.0043in"><text:p text:style-name="P8"><text:span text:style-name="T8">ref_id</text:span></text:p></draw:rect><draw:connector draw:style-name="gr4" draw:text-style-name="P10" svg:x1="1.613in" svg:y1="0.7673in" svg:x2="1.9043in" svg:y2="0.7673in" draw:start-shape="id21" draw:start-glue-point="1" draw:end-shape="id22" draw:end-glue-point="3" svg:d="m4097 1949h740"><text:p/></draw:connector><draw:rect draw:style-name="gr2" draw:text-style-name="P11" svg:width="1.576in" svg:height="0.1579in" svg:x="3.3165in" svg:y="0.3744in"><text:p text:style-name="P6"><text:span text:style-name="T9">ctm_reference_history</text:span></text:p></draw:rect><draw:rect draw:style-name="gr3" draw:text-style-name="P9" draw:id="id26" svg:width="1.576in" svg:height="0.1579in" svg:x="3.3165in" svg:y="0.5319in"><text:p text:style-name="P8"><text:span text:style-name="T8">ctm_reference_id</text:span></text:p></draw:rect><draw:rect draw:style-name="gr3" draw:text-style-name="P9" draw:id="id27" svg:width="1.576in" svg:height="0.1579in" svg:x="3.3165in" svg:y="0.689in"><text:p text:style-name="P8"><text:span text:style-name="T8">ctm_reference_status_id</text:span></text:p></draw:rect><draw:rect draw:style-name="gr2" draw:text-style-name="P11" svg:width="0.6114in" svg:height="0.1579in" svg:x="0.0555in" svg:y="0.689in"><text:p text:style-name="P6"><text:span text:style-name="T9">Extent</text:span></text:p></draw:rect><draw:rect draw:style-name="gr3" draw:text-style-name="P9" draw:id="id23" svg:width="0.6114in" svg:height="0.1587in" svg:x="0.0555in" svg:y="0.8465in"><text:p text:style-name="P8"><text:span text:style-name="T8">Extent_id</text:span></text:p></draw:rect><draw:rect draw:style-name="gr15" draw:text-style-name="P9" draw:id="id29" svg:width="0.6114in" svg:height="0.1587in" svg:x="0.0555in" svg:y="1.0043in"><text:p/></draw:rect><draw:rect draw:style-name="gr3" draw:text-style-name="P9" draw:id="id24" svg:width="0.628in" svg:height="0.1587in" svg:x="0.9854in" svg:y="0.8465in"><text:p text:style-name="P8"><text:span text:style-name="T8">parent_id</text:span></text:p></draw:rect><draw:connector draw:style-name="gr4" draw:text-style-name="P10" svg:x1="0.6665in" svg:y1="0.9256in" svg:x2="0.9854in" svg:y2="0.9256in" draw:start-shape="id23" draw:start-glue-point="1" draw:end-shape="id24" draw:end-glue-point="3" svg:d="m1693 2351h810"><text:p/></draw:connector><draw:connector draw:style-name="gr4" draw:text-style-name="P10" svg:x1="2.9756in" svg:y1="0.6102in" svg:x2="3.3165in" svg:y2="0.6102in" draw:start-shape="id25" draw:start-glue-point="1" draw:end-shape="id26" draw:end-glue-point="3" svg:d="m7558 1550h866"><text:p/></draw:connector><draw:connector draw:style-name="gr4" draw:text-style-name="P10" svg:x1="4.8921in" svg:y1="0.7673in" svg:x2="5.2169in" svg:y2="0.7673in" draw:start-shape="id27" draw:start-glue-point="1" draw:end-shape="id28" draw:end-glue-point="3" svg:d="m12426 1949h825"><text:p/></draw:connector><draw:rect draw:style-name="gr8" draw:text-style-name="P16" draw:id="id30" svg:width="0.9843in" svg:height="0.1571in" svg:x="0.7181in" svg:y="1.6772in"><text:p>&lt;Collection ID&gt;</text:p></draw:rect><draw:rect draw:style-name="gr8" draw:text-style-name="P16" draw:id="id37" svg:width="0.985in" svg:height="0.1571in" svg:x="2.2248in" svg:y="1.6772in"><text:p>&lt;BAC ID&gt;</text:p></draw:rect><draw:rect draw:style-name="gr8" draw:text-style-name="P17" draw:id="id31" svg:width="1.5807in" svg:height="0.1571in" svg:x="3.3146in" svg:y="1.6772in"><text:p><text:span text:style-name="T5">&lt;Date of Change&gt;</text:span></text:p></draw:rect><draw:rect draw:style-name="gr9" draw:text-style-name="P18" svg:width="0.5913in" svg:height="0.1571in" svg:x="0.1276in" svg:y="1.6772in"><text:p><text:span text:style-name="T12">Output:</text:span></text:p></draw:rect><draw:rect draw:style-name="gr16" draw:text-style-name="P18" svg:width="0.5913in" svg:height="0.1587in" svg:x="0.1276in" svg:y="0.0102in"><text:p><text:span text:style-name="T12">Input:</text:span></text:p></draw:rect><draw:rect draw:style-name="gr17" draw:text-style-name="P16" draw:id="id32" svg:width="0.7898in" svg:height="0.1579in" svg:x="3.972in" svg:y="0in"><text:p>&lt;Status&gt;</text:p></draw:rect><draw:rect draw:style-name="gr17" draw:text-style-name="P16" draw:id="id34" svg:width="1.3571in" svg:height="0.1587in" svg:x="0.9126in" svg:y="0.0102in"><text:p><text:span text:style-name="T13">&lt;Not Deprecated&gt;</text:span></text:p></draw:rect><draw:connector draw:style-name="gr18" draw:text-style-name="P10" svg:x1="0.361in" svg:y1="1.1626in" svg:x2="1.2098in" svg:y2="1.6772in" draw:start-shape="id29" draw:start-glue-point="2" draw:end-shape="id30" svg:d="m917 2953v654h2156v653"><text:p/></draw:connector><draw:connector draw:style-name="gr18" draw:text-style-name="P10" svg:x1="4.1039in" svg:y1="1.0047in" svg:x2="4.1043in" svg:y2="1.6772in" draw:end-shape="id31" svg:d="m10424 2552v604h1v1104"><text:p/></draw:connector><draw:connector draw:style-name="gr11" draw:text-style-name="P10" draw:id="id35" svg:x1="0.8591in" svg:y1="0.3744in" svg:x2="0.6665in" svg:y2="1.0835in" draw:end-shape="id29" draw:end-glue-point="1" svg:d="m2182 951h12v1801h-501"><text:p/></draw:connector><draw:connector draw:style-name="gr11" draw:text-style-name="P10" svg:x1="4.7618in" svg:y1="0.0783in" svg:x2="5.2173in" svg:y2="0.9256in" draw:start-shape="id32" draw:start-glue-point="1" draw:end-shape="id33" draw:end-glue-point="3" svg:d="m12095 199h579v2152h578"><text:p/></draw:connector><draw:connector draw:style-name="gr19" draw:text-style-name="P10" svg:x1="1.5909in" svg:y1="0.1689in" svg:x2="0.8591in" svg:y2="0.3744in" draw:start-shape="id34" draw:start-glue-point="2" draw:end-shape="id35" draw:end-glue-point="2" svg:d="m4041 429v284h-1859v238"><text:p/></draw:connector><draw:connector draw:style-name="gr18" draw:text-style-name="P10" svg:x1="1.2992in" svg:y1="1.1626in" svg:x2="2.7173in" svg:y2="1.6772in" draw:start-shape="id36" draw:start-glue-point="2" draw:end-shape="id37" draw:end-glue-point="0" svg:d="m3300 2953v654h3602v653"><text:p/></draw:connector><draw:rect draw:style-name="gr12" draw:text-style-name="P17" draw:id="id38" svg:width="1.2823in" svg:height="0.1587in" svg:x="2.4429in" svg:y="0.0102in"><text:p>&lt;date range&gt;</text:p></draw:rect><draw:connector draw:style-name="gr11" draw:text-style-name="P10" svg:x1="3.0839in" svg:y1="0.1689in" svg:x2="3.3173in" svg:y2="0.9256in" draw:start-shape="id38" draw:start-glue-point="2" draw:end-shape="id39" draw:end-glue-point="3" svg:d="m7833 429v1922h593"><text:p/></draw:connector><draw:rect draw:style-name="gr20" draw:text-style-name="P19" svg:width="1.576in" svg:height="0.1594in" svg:x="3.3165in" svg:y="0.8457in"><text:p text:style-name="P8"><text:span text:style-name="T14">date_in</text:span></text:p></draw:rect><draw:rect draw:style-name="gr21" draw:text-style-name="P19" draw:id="id39" svg:width="1.5752in" svg:height="0.1587in" svg:x="3.3173in" svg:y="0.8465in"><text:p text:style-name="P8"><text:span text:style-name="T14">date_in</text:span></text:p></draw:rect></draw:g></text:p>
          </table:table-cell>
        </table:table-row>
        <table:table-row>
          <table:table-cell table:style-name="Table2.A2" office:value-type="string">
            <text:p text:style-name="Standard"><text:span text:style-name="Teletype">select </text:span></text:p>
            <text:p text:style-name="P2"><text:span text:style-name="Teletype"><text:s text:c="2"/>collection.ref_id as collection, </text:span></text:p>
            <text:p text:style-name="P2"><text:span text:style-name="Teletype"><text:s text:c="2"/>sample.ref_id as sample, </text:span></text:p>
            <text:p text:style-name="P2"><text:span text:style-name="Teletype"><text:s text:c="2"/>h.</text:span><text:span text:style-name="Teletype"><text:span text:style-name="T5">date_in</text:span></text:span><text:span text:style-name="Teletype"> </text:span></text:p>
            <text:p text:style-name="Standard"><text:span text:style-name="Teletype">from </text:span></text:p>
            <text:p text:style-name="Standard"><text:span text:style-name="Teletype"><text:s text:c="2"/>Extent collection, </text:span></text:p>
            <text:p text:style-name="Standard"><text:span text:style-name="Teletype"><text:s text:c="2"/>Extent sampl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history h, </text:span></text:p>
            <text:p text:style-name="Standard"><text:span text:style-name="Teletype"><text:s text:c="2"/>ctm_reference_status s </text:span></text:p>
            <text:p text:style-name="Standard"><text:span text:style-name="Teletype">where </text:span></text:p>
            <text:p text:style-name="Standard"><text:span text:style-name="Teletype"><text:s text:c="2"/>h.ctm_reference_status_id=s.ctm_reference_status_id and </text:span></text:p>
            <text:p text:style-name="Standard"><text:span text:style-name="Teletype"><text:s text:c="2"/>r.ctm_reference_id=h.ctm_reference_id and </text:span></text:p>
            <text:p text:style-name="Standard"><text:span text:style-name="Teletype"><text:s text:c="2"/>s.name="Validation" and </text:span></text:p>
            <text:p text:style-name="Standard"><text:span text:style-name="Teletype"><text:s text:c="2"/>sample.Extent_id=CONVERT(NUMERIC,r.value) and </text:span></text:p>
            <text:p text:style-name="P1"><text:span text:style-name="Teletype"><text:s text:c="2"/>sample.parent_id=collection.Extent_id and </text:span></text:p>
            <text:p text:style-name="P1"><text:span text:style-name="Teletype"><text:s text:c="2"/>collection.ref_id NOT IN ('XX') and </text:span></text:p>
            <text:p text:style-name="P1"><text:span text:style-name="Teletype"><text:s text:c="2"/>h.</text:span><text:span text:style-name="Teletype"><text:span text:style-name="T4">date_in</text:span></text:span><text:span text:style-name="Teletype"> &gt; 'Jan 31 2009' and </text:span></text:p>
            <text:p text:style-name="P1"><text:span text:style-name="Teletype"><text:s text:c="2"/>h.</text:span><text:span text:style-name="Teletype"><text:span text:style-name="T4">date_in &lt; 'Feb 28 2009' </text:span></text:span></text:p>
            <text:p text:style-name="Standard"><text:span text:style-name="Teletype"><text:span text:style-name="T4">order by h.date_in</text:span></text:span></text:p>
          </table:table-cell>
        </table:table-row>
        <table:table-row>
          <table:table-cell table:style-name="Table2.A2" office:value-type="string">
            <text:p text:style-name="Standard">Notes</text:p>
            <text:list xml:id="list985260042" text:style-name="L3">
              <text:list-item>
                <text:p text:style-name="P5">'collection' is used both as an input to check the samples aren't deprecated and as an output.</text:p>
              </text:list-item>
              <text:list-item>
                <text:p text:style-name="P5"><text:span text:style-name="T4">'Date of Change' (from 'date_in') is</text:span> also used as both an input and an <text:span text:style-name="T5">output</text:span>. 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h text:style-name="Heading_20_3" text:outline-level="3">'monthly' directory</text:h>
            <text:p text:style-name="Standard">There are several queries in this directory but they all have the same structure. 'validation_q' also has the same structure.</text:p>
          </table:table-cell>
        </table:table-row>
        <table:table-row>
          <table:table-cell table:style-name="Table3.A2" office:value-type="string">
            <text:p text:style-name="Standard"><draw:g text:anchor-type="paragraph" draw:z-index="1" draw:style-name="gr1"><draw:rect draw:style-name="gr2" draw:text-style-name="P7" svg:width="1.135in" svg:height="0.1579in" svg:x="2.6331in" svg:y="0.3701in"><text:p text:style-name="P6"><text:span text:style-name="T7">ctm_reference</text:span></text:p></draw:rect><draw:rect draw:style-name="gr3" draw:text-style-name="P9" draw:id="id13" svg:width="1.135in" svg:height="0.1571in" svg:x="2.6331in" svg:y="0.528in"><text:p text:style-name="P8"><text:span text:style-name="T8">ctm_reference_id</text:span></text:p></draw:rect><draw:rect draw:style-name="gr3" draw:text-style-name="P9" draw:id="id12" svg:width="1.135in" svg:height="0.1579in" svg:x="2.6331in" svg:y="0.6846in"><text:p text:style-name="P8"><text:span text:style-name="T8">value</text:span></text:p></draw:rect><draw:connector draw:style-name="gr4" draw:text-style-name="P10" svg:x1="2.4799in" svg:y1="0.7638in" svg:x2="2.6335in" svg:y2="0.7634in" draw:start-shape="id11" draw:start-glue-point="1" draw:end-shape="id12" draw:end-glue-point="3" svg:d="m6299 1940h196v-1h194"><text:p/></draw:connector><draw:rect draw:style-name="gr2" draw:text-style-name="P11" svg:width="1.576in" svg:height="0.1579in" svg:x="4.061in" svg:y="0.3701in"><text:p text:style-name="P6"><text:span text:style-name="T9">ctm_reference_history</text:span></text:p></draw:rect><draw:rect draw:style-name="gr3" draw:text-style-name="P9" draw:id="id14" svg:width="1.576in" svg:height="0.1571in" svg:x="4.061in" svg:y="0.528in"><text:p text:style-name="P8"><text:span text:style-name="T8">ctm_reference_id</text:span></text:p></draw:rect><draw:rect draw:style-name="gr5" draw:text-style-name="P9" draw:id="id18" svg:width="1.576in" svg:height="0.1579in" svg:x="4.061in" svg:y="0.6846in"><text:p text:style-name="P8"><text:span text:style-name="T8">ctm_reference_status_id</text:span></text:p></draw:rect><draw:rect draw:style-name="gr6" draw:text-style-name="P13" draw:id="id20" svg:width="1.576in" svg:height="0.1594in" svg:x="4.061in" svg:y="0.8425in"><text:p text:style-name="P8"><text:span text:style-name="T11">date_in</text:span></text:p></draw:rect><draw:rect draw:style-name="gr7" draw:text-style-name="P9" draw:id="id15" svg:width="0.7189in" svg:height="0.1587in" svg:x="1.761in" svg:y="0.8429in"><text:p text:style-name="P8"><text:span text:style-name="T8">ref_id</text:span></text:p></draw:rect><draw:rect draw:style-name="gr2" draw:text-style-name="P11" svg:width="0.7189in" svg:height="0.1587in" svg:x="1.761in" svg:y="0.528in"><text:p text:style-name="P6"><text:span text:style-name="T9">Extent</text:span></text:p></draw:rect><draw:rect draw:style-name="gr3" draw:text-style-name="P9" draw:id="id11" svg:width="0.7189in" svg:height="0.1587in" svg:x="1.761in" svg:y="0.6846in"><text:p text:style-name="P8"><text:span text:style-name="T8">Extent_id</text:span></text:p></draw:rect><draw:connector draw:style-name="gr4" draw:text-style-name="P10" svg:x1="3.7681in" svg:y1="0.6063in" svg:x2="4.061in" svg:y2="0.6063in" draw:start-shape="id13" draw:start-glue-point="1" draw:end-shape="id14" draw:end-glue-point="3" svg:d="m9571 1540h744"><text:p/></draw:connector><draw:rect draw:style-name="gr8" draw:text-style-name="P14" draw:id="id16" svg:width="0.9862in" svg:height="0.1571in" svg:x="1.6272in" svg:y="1.6972in"><text:p>&lt;BAC ID&gt;</text:p></draw:rect><draw:rect draw:style-name="gr9" draw:text-style-name="P15" svg:width="0.5906in" svg:height="0.1571in" svg:x="1.0138in" svg:y="1.6728in"><text:p><text:span text:style-name="T12">Output:</text:span></text:p></draw:rect><draw:connector draw:style-name="gr10" draw:text-style-name="P16" svg:x1="2.1201in" svg:y1="1.0016in" svg:x2="2.1201in" svg:y2="1.6972in" draw:start-shape="id15" draw:start-glue-point="2" draw:end-shape="id16" draw:end-glue-point="0" svg:d="m5385 2544v1767"><text:p/></draw:connector><draw:connector draw:style-name="gr11" draw:text-style-name="P10" svg:x1="5.5638in" svg:y1="0.0783in" svg:x2="5.6366in" svg:y2="0.7634in" draw:start-shape="id17" draw:start-glue-point="1" draw:end-shape="id18" draw:end-glue-point="1" svg:d="m14132 199h686v1740h-501"><text:p/></draw:connector><draw:rect draw:style-name="gr9" draw:text-style-name="P15" svg:width="0.5906in" svg:height="0.1579in" svg:x="1.0138in" svg:y="0in"><text:p><text:span text:style-name="T12">Input:</text:span></text:p></draw:rect><draw:rect draw:style-name="gr12" draw:text-style-name="P14" draw:id="id17" svg:width="0.7898in" svg:height="0.1579in" svg:x="4.774in" svg:y="0in"><text:p>&lt;Status&gt;</text:p></draw:rect><draw:rect draw:style-name="gr12" draw:text-style-name="P14" draw:id="id19" svg:width="1.2823in" svg:height="0.1579in" svg:x="3.2299in" svg:y="0in"><text:p>&lt;date range&gt;</text:p></draw:rect><draw:connector draw:style-name="gr11" draw:text-style-name="P10" svg:x1="3.8709in" svg:y1="0.1575in" svg:x2="4.061in" svg:y2="0.9217in" draw:start-shape="id19" draw:start-glue-point="2" draw:end-shape="id20" draw:end-glue-point="3" svg:d="m9832 400v895h-18v1046h501"><text:p/></draw:connector></draw:g></text:p>
          </table:table-cell>
        </table:table-row>
        <table:table-row>
          <table:table-cell table:style-name="Table3.A2" office:value-type="string">
            <text:p text:style-name="Standard"><text:span text:style-name="Teletype">select </text:span></text:p>
            <text:p text:style-name="P2"><text:span text:style-name="Teletype"><text:s text:c="2"/>distinct e.ref_id </text:span></text:p>
            <text:p text:style-name="Standard"><text:span text:style-name="Teletype">from </text:span></text:p>
            <text:p text:style-name="Standard"><text:span text:style-name="Teletype"><text:s text:c="2"/>Extent e, </text:span></text:p>
            <text:p text:style-name="Standard"><text:span text:style-name="Teletype"><text:s text:c="2"/>ctm_reference cr, </text:span></text:p>
            <text:p text:style-name="Standard"><text:span text:style-name="Teletype"><text:s text:c="2"/>ctm_reference_history h </text:span></text:p>
            <text:p text:style-name="Standard"><text:span text:style-name="Teletype">where </text:span></text:p>
            <text:p text:style-name="Standard"><text:span text:style-name="Teletype"><text:s text:c="2"/>convert(numeric,cr.value)=e.Extent_id and </text:span></text:p>
            <text:p text:style-name="Standard"><text:span text:style-name="Teletype"><text:s text:c="2"/>cr.ctm_reference_id=h.ctm_reference_id and </text:span></text:p>
            <text:p text:style-name="P1"><text:span text:style-name="Teletype"><text:s text:c="2"/>h.ctm_reference_status_id=</text:span><text:span text:style-name="Teletype"><text:span text:style-name="T1">&lt;STATUS #&gt;</text:span></text:span><text:span text:style-name="Teletype"> and </text:span></text:p>
            <text:p text:style-name="P1"><text:span text:style-name="Teletype"><text:s text:c="2"/>h.date_in &gt; "</text:span><text:span text:style-name="Teletype"><text:span text:style-name="T1">&lt;START DATE&gt;</text:span></text:span><text:span text:style-name="Teletype">" and </text:span></text:p>
            <text:p text:style-name="P1"><text:span text:style-name="Teletype"><text:s text:c="2"/>h.date_in &lt; "</text:span><text:span text:style-name="Teletype"><text:span text:style-name="T1">&lt;END DATE&gt;</text:span></text:span><text:span text:style-name="Teletype">" </text:span></text:p>
            <text:p text:style-name="Standard"><text:span text:style-name="Teletype"/></text:p>
          </table:table-cell>
        </table:table-row>
        <table:table-row>
          <table:table-cell table:style-name="Table3.A2" office:value-type="string">
            <text:p text:style-name="P3">Notes </text:p>
            <text:list xml:id="list309090197" text:continue-list="list2072698515" text:style-name="L1">
              <text:list-item>
                <text:p text:style-name="P4"><text:span text:style-name="T6">The ctm_reference_status associated with </text:span><text:span text:style-name="T3">'ctm_reference_status_id'</text:span><text:span text:style-name="T6"> varies by database. The query should really include a join to the ctm_reference_status table and select using <text:s/>ctm_reference_status.name 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gradient draw:name="GLK_20_with_20_Flat_20_files" draw:display-name="GLK with Flat files" draw:style="linear" draw:start-color="#999999" draw:end-color="#ffff00" draw:start-intensity="100%" draw:end-intensity="100%" draw:angle="2700" draw:border="0%"/>
    <draw:hatch draw:name="Hatch_20_1" draw:display-name="Hatch 1" draw:style="single" draw:color="#000080" draw:distance="0.0146in" draw:rotation="1350"/>
    <draw:hatch draw:name="Hatch_20_16" draw:display-name="Hatch 16" draw:style="single" draw:color="#000080" draw:distance="0.0146in" draw:rotation="1350"/>
    <draw:hatch draw:name="Hatch_20_17" draw:display-name="Hatch 17" draw:style="single" draw:color="#008000" draw:distance="0.0146in" draw:rotation="450"/>
    <draw:hatch draw:name="Hatch_20_18" draw:display-name="Hatch 18" draw:style="single" draw:color="#008000" draw:distance="0.013in" draw:rotation="450"/>
    <draw:hatch draw:name="Hatch_20_19" draw:display-name="Hatch 19" draw:style="single" draw:color="#000080" draw:distance="0.0146in" draw:rotation="1350"/>
    <draw:hatch draw:name="Hatch_20_6" draw:display-name="Hatch 6" draw:style="single" draw:color="#000080" draw:distance="0.0453in" draw:rotation="1350"/>
    <draw:hatch draw:name="Hatch_20_7" draw:display-name="Hatch 7" draw:style="single" draw:color="#008000" draw:distance="0.0228in" draw:rotation="450"/>
    <draw:hatch draw:name="green_20_45" draw:display-name="green 45" draw:style="single" draw:color="#008000" draw:distance="0.013in" draw:rotation="450"/>
    <draw:hatch draw:name="in_20_and_20_out" draw:display-name="in and out" draw:style="single" draw:color="#008000" draw:distance="0.0228in" draw:rotation="450"/>
    <draw:hatch draw:name="in_20_and_20_out_20__28_blue_29_" draw:display-name="in and out (blue)" draw:style="single" draw:color="#000080" draw:distance="0.0256in" draw:rotation="1350"/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size="10pt" style:font-name-asian="DejaVu LGC Sans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08-10T12:10:41</meta:creation-date>
    <meta:generator>OpenOffice.org/3.1$Unix OpenOffice.org_project/310m19$Build-9420</meta:generator>
    <dc:date>2012-11-08T09:31:15</dc:date>
    <dc:creator>Peter Edworthy</dc:creator>
    <meta:editing-duration>PT37H27M53S</meta:editing-duration>
    <meta:editing-cycles>19</meta:editing-cycles>
    <meta:document-statistic meta:table-count="3" meta:image-count="0" meta:object-count="0" meta:page-count="3" meta:paragraph-count="57" meta:word-count="222" meta:character-count="1930"/>
  </office:meta>
</office:document-meta>
</file>